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00ff00" draw:textarea-horizontal-align="left" draw:auto-grow-height="true" draw:auto-grow-width="false" fo:min-height="8.64cm" fo:min-width="3.5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9.255cm" svg:y="2.905cm">
          <text:p text:style-name="P1">Vertex</text:p>
          <text:p text:style-name="P1">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9.255cm" svg:y="7.35cm">
          <text:p text:style-name="P1">Geometry</text:p>
          <text:p text:style-name="P1">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9.255cm" svg:y="11.795cm">
          <text:p text:style-name="P1">Cl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7.62cm" svg:x="9.255cm" svg:y="16.24cm">
          <text:p text:style-name="P1">Rasteriz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9.255cm" svg:y="11.795cm">
          <text:p text:style-name="P1">Cl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905cm" svg:x="9.89cm" svg:y="20.685cm">
          <text:p text:style-name="P1">Fragment</text:p>
          <text:p text:style-name="P1">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065cm" svg:y1="5.445cm" svg:x2="13.065cm" svg:y2="7.35cm">
          <text:p/>
        </draw:line>
        <draw:line draw:style-name="gr2" draw:text-style-name="P1" draw:layer="layout" svg:x1="13.065cm" svg:y1="9.89cm" svg:x2="13.065cm" svg:y2="11.795cm">
          <text:p/>
        </draw:line>
        <draw:line draw:style-name="gr2" draw:text-style-name="P1" draw:layer="layout" svg:x1="13.065cm" svg:y1="14.335cm" svg:x2="13.065cm" svg:y2="16.24cm">
          <text:p/>
        </draw:line>
        <draw:frame draw:style-name="gr3" draw:layer="layout" svg:width="4.003cm" svg:height="8.89cm" svg:x="1.442cm" svg:y="2.905cm">
          <draw:text-box>
            <text:p/>
            <text:p/>
            <text:p/>
            <text:p/>
            <text:p>Transform</text:p>
            <text:p>Feedback</text:p>
            <text:p>Buffer</text:p>
          </draw:text-box>
        </draw:frame>
        <draw:line draw:style-name="gr2" draw:text-style-name="P1" draw:layer="layout" svg:x1="13.065cm" svg:y1="10.525cm" svg:x2="5.445cm" svg:y2="10.525cm">
          <text:p/>
        </draw:line>
        <draw:line draw:style-name="gr2" draw:text-style-name="P1" draw:layer="layout" svg:x1="5.445cm" svg:y1="4.175cm" svg:x2="9.255cm" svg:y2="4.175cm">
          <text:p/>
        </draw:line>
        <draw:frame draw:style-name="gr4" draw:layer="layout" svg:width="2.614cm" svg:height="0.962cm" svg:x="6.08cm" svg:y="9.563cm">
          <draw:text-box>
            <text:p>Draw N</text:p>
          </draw:text-box>
        </draw:frame>
        <draw:frame draw:style-name="gr4" draw:layer="layout" svg:width="3.338cm" svg:height="0.962cm" svg:x="5.445cm" svg:y="3.213cm">
          <draw:text-box>
            <text:p>Draw N+1</text:p>
          </draw:text-box>
        </draw:frame>
      </draw:page>
      <draw:page draw:name="page2" draw:style-name="dp1" draw:master-page-name="Default">
        <draw:custom-shape draw:style-name="gr1" draw:text-style-name="P2" draw:layer="layout" svg:width="7.62cm" svg:height="2.54cm" svg:x="9.255cm" svg:y="2.905cm">
          <text:p text:style-name="P1"><text:span text:style-name="T1">Vertex</text:span></text:p>
          <text:p text:style-name="P1"><text:span text:style-name="T1">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9.255cm" svg:y="7.35cm">
          <text:p text:style-name="P1"><text:span text:style-name="T1">Geometry</text:span></text:p>
          <text:p text:style-name="P1"><text:span text:style-name="T1">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9.255cm" svg:y="11.795cm">
          <text:p text:style-name="P1"><text:span text:style-name="T1">Cli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7.62cm" svg:x="9.255cm" svg:y="16.24cm">
          <text:p text:style-name="P1"><text:span text:style-name="T1">Rasteriz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9.255cm" svg:y="11.795cm">
          <text:p text:style-name="P1"><text:span text:style-name="T1">Cli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35cm" svg:height="1.905cm" svg:x="9.89cm" svg:y="20.685cm">
          <text:p text:style-name="P1"><text:span text:style-name="T1">Fragment</text:span></text:p>
          <text:p text:style-name="P1"><text:span text:style-name="T1">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065cm" svg:y1="5.445cm" svg:x2="13.065cm" svg:y2="7.35cm">
          <text:p/>
        </draw:line>
        <draw:line draw:style-name="gr2" draw:text-style-name="P1" draw:layer="layout" svg:x1="13.065cm" svg:y1="9.89cm" svg:x2="13.065cm" svg:y2="11.795cm">
          <text:p/>
        </draw:line>
        <draw:line draw:style-name="gr2" draw:text-style-name="P1" draw:layer="layout" svg:x1="13.065cm" svg:y1="14.335cm" svg:x2="13.065cm" svg:y2="16.24cm">
          <text:p/>
        </draw:line>
        <draw:frame draw:style-name="gr3" draw:text-style-name="P3" draw:layer="layout" svg:width="4.003cm" svg:height="8.89cm" svg:x="1.442cm" svg:y="2.905cm">
          <draw:text-box>
            <text:p><text:span text:style-name="T1">Transform</text:span></text:p>
            <text:p><text:span text:style-name="T1">Feedback</text:span></text:p>
            <text:p><text:span text:style-name="T1">Buffer</text:span></text:p>
          </draw:text-box>
        </draw:frame>
        <draw:line draw:style-name="gr2" draw:text-style-name="P1" draw:layer="layout" svg:x1="13.065cm" svg:y1="10.525cm" svg:x2="5.445cm" svg:y2="10.525cm">
          <text:p/>
        </draw:line>
        <draw:line draw:style-name="gr2" draw:text-style-name="P1" draw:layer="layout" svg:x1="5.445cm" svg:y1="4.175cm" svg:x2="9.255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0-10-29T15:10:27</meta:creation-date>
    <dc:date>2011-08-27T17:38:17</dc:date>
    <dc:creator>Etay Meiri</dc:creator>
    <meta:editing-duration>PT21M41S</meta:editing-duration>
    <meta:editing-cycles>4</meta:editing-cycles>
    <meta:generator>LibreOffice/3.3$Unix LibreOffice_project/330m19$Build-301</meta:generator>
    <meta:document-statistic meta:object-count="26"/>
  </office:meta>
</office:document-meta>
</file>